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text-properties fo:font-size="12pt" style:font-size-asian="10.5pt" style:font-size-complex="12pt"/>
    </style:style>
    <style:style style:name="P6"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 Bolton</text:p>
      <text:p text:style-name="P1"/>
      <text:p text:style-name="P1">Test Report – Lab 9</text:p>
      <text:p text:style-name="P1"/>
      <text:p text:style-name="P1">Summary</text:p>
      <text:p text:style-name="P5"><text:tab/>In this lab, I completed the controller/sequencer, revised my adder/subtracter design, added an automatic halting mechanism, and attempted to create an external user interface (but failed).</text:p>
      <text:p text:style-name="P1"/>
      <text:p text:style-name="P2">Sequencer</text:p>
      <text:p text:style-name="P3">Clear pressed : t-state: 100000</text:p>
      <text:p text:style-name="P3">One clock: 010000</text:p>
      <text:p text:style-name="P3">Two clocks: 001000</text:p>
      <text:p text:style-name="P3">etc</text:p>
      <text:p text:style-name="P3"/>
      <text:p text:style-name="P3">I used a series of d-flip flops for this, with clear going to 'preset' on the first flip flop.</text:p>
      <text:p text:style-name="P3"/>
      <text:p text:style-name="P2">Controller</text:p>
      <text:p text:style-name="P3">I used two ROMs; one an address rom pointing to the starting address in the control rom, and a counter in-between to increment addresses. I followed the book's guidelines for those components.</text:p>
      <text:p text:style-name="P3"/>
      <text:p text:style-name="P3">However, the book suggests that you tie T1 to a clear input on the presettable counter, but this does not work in logisim because the counter's clear input is asynchronous and stays high in the beginning of T2, causing that state not to count up.</text:p>
      <text:p text:style-name="P3"/>
      <text:p text:style-name="P3">My solution was to tie a permanent set of four 0's to the input into the counter, and enable that to load when T6 is high, so on the falling edge of T6, the counter is reset for T1. </text:p>
      <text:p text:style-name="P3"/>
      <text:p text:style-name="P3">I originally used tri-state buffers, but, as Neal pointed out, this was bad practice because none of the wires are tri-state. I instead used a multiplexer. This realization also prompted a redesign of my adder/subtracter.</text:p>
      <text:p text:style-name="P3"/>
      <text:p text:style-name="P4">Fetch</text:p>
      <text:p text:style-name="P3">IR input: 0001, Address rom: 6, Counter: 0, Control rom: 5e3</text:p>
      <text:p text:style-name="P3">One clock</text:p>
      <text:p text:style-name="P3">IR input: 0001, Address rom: 6, Counter: 1, Control rom: be3</text:p>
      <text:p text:style-name="P3">Two clocks</text:p>
      <text:p text:style-name="P3">IR input: 0001, Address rom: 6, Counter: 2, Control rom: 263</text:p>
      <text:p text:style-name="P3">Three clocks</text:p>
      <text:p text:style-name="P4">Execute:</text:p>
      <text:p text:style-name="P3">IR input: 0001, Address rom: 6, Counter: 6, Control rom: 1a3</text:p>
      <text:p text:style-name="P3">Four clocks</text:p>
      <text:p text:style-name="P3">IR input: 0001, Address rom: 6, Counter: 7, Control rom: 2e1</text:p>
      <text:p text:style-name="P3">Five c locks</text:p>
      <text:p text:style-name="P3">IR input: 0001, Address rom:6, Counter: 8, Control rom: 3c7</text:p>
      <text:p text:style-name="P3"/>
      <text:p text:style-name="P3"/>
      <text:p text:style-name="P2"><text:soft-page-break/>ALU Redesign</text:p>
      <text:p text:style-name="P3">I originally had the Subtract signal go into one of two tri-state buffers, but modified it by getting rid of the tri-state buffers and using an 8-bit XOR gate, which proved to be simpler in any case.</text:p>
      <text:p text:style-name="P3"/>
      <text:p text:style-name="P4">Testing 8-bit XOR gate:</text:p>
      <text:p text:style-name="P6">B-input: 11001100, SUB low, XOR output: 11001100</text:p>
      <text:p text:style-name="P6">B-input: 11001100, SUB high, XOR output: 00110011</text:p>
      <text:p text:style-name="P6"/>
      <text:p text:style-name="P4">Testing the whole component:</text:p>
      <text:p text:style-name="P6">B-input: 08(hex), A-input: 04(hex), SUB low, output: 0C</text:p>
      <text:p text:style-name="P6">B-input: 08(hex), A-input: 04(hex), SUB high output: 11111100 (two's complement -4)</text:p>
      <text:p text:style-name="P6">B-input: 04(hex), A-input: 08(hex), SUB high, output: 04</text:p>
      <text:p text:style-name="P6"/>
      <text:p text:style-name="P6">Last, I spent a lot of time trying to make a user interface for the SAP, where the sap is all within a subcircuit, you could probe the ram, and load any address into it without poking the ram.</text:p>
      <text:p text:style-name="P6"/>
      <text:p text:style-name="P6">For probing the RAM, I had the ram go into a three-state demultiplexer going into 16 8-bit registers that in turn went into outputs. A 3:1 multiplexer at the RAM's address input chooses between input from the MAR, the user, and the RAM probing counter. I also added a lot of logic for the various clock, load, store, and select inputs based on Run, ~CE, etc.</text:p>
      <text:p text:style-name="P6"/>
      <text:p text:style-name="P6">The convolution this added to the SAP outweighed the benefits, so I put it on hold for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3T09:02:15</meta:creation-date>
    <dc:date>2010-03-10T10:43:57</dc:date>
    <meta:editing-duration>PT02H32M59S</meta:editing-duration>
    <meta:editing-cycles>40</meta:editing-cycles>
    <meta:generator>OpenOffice.org/3.1$Linux OpenOffice.org_project/310m19$Build-9420</meta:generator>
    <meta:document-statistic meta:table-count="0" meta:image-count="0" meta:object-count="0" meta:page-count="2" meta:paragraph-count="40" meta:word-count="507" meta:character-count="2867"/>
  </office:meta>
</office:document-meta>
</file>